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/>
    </style:style>
    <style:style style:name="P4" style:family="paragraph"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9.708cm" svg:y="7.16cm">
          <draw:text-box>
            <text:p text:style-name="P4"><text:span text:style-name="T3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3"><text:span text:style-name="T2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1.408cm" svg:y="10.662cm">
          <draw:text-box>
            <text:p text:style-name="P4"><text:span text:style-name="T3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7:44.368568206</dc:date>
    <dc:creator>elucterio </dc:creator>
    <meta:editing-duration>PT4H10M24S</meta:editing-duration>
    <meta:editing-cycles>26</meta:editing-cycles>
    <meta:generator>LibreOffice/4.2.8.2$Linux_X86_64 LibreOffice_project/420m0$Build-2</meta:generator>
    <meta:document-statistic meta:object-count="34"/>
  </office:meta>
</office:document-meta>
</file>